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10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Elaboración de presentaciones multimedia para comunicación profesional. Diseño y edición de diapositivas con formato avanzado. Uso de plantillas y patrones de diapositiva. Animaciones, transiciones e hipervínculos. Presentaciones interactivas con menús y navegación. Importación y exportación en formatos PPTX, ODP y PDF. Presentación oral con soporte multimedia ante el grupo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16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3.er trimestre – semanas 31-33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7 – Elabora presentaciones multimedia describiendo y aplicando normas de composición y diseño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a) Se ha personalizado el entorno de trabajo.</text:span></text:p>
              </text:list-item>
              <text:list-item>
                <text:p text:style-name="P1"><text:span text:style-name="T3">b) Se han diseñado y editado diapositivas.</text:span></text:p>
              </text:list-item>
              <text:list-item>
                <text:p text:style-name="P1"><text:span text:style-name="T3">c) Se han aplicado efectos de transición y animación.</text:span></text:p>
              </text:list-item>
              <text:list-item>
                <text:p text:style-name="P1"><text:span text:style-name="T3">d) Se han insertado y manipulado imágenes, vídeos y sonidos.</text:span></text:p>
              </text:list-item>
              <text:list-item>
                <text:p text:style-name="P1"><text:span text:style-name="T3">e) Se han elaborado presentaciones multimedia.</text:span></text:p>
              </text:list-item>
              <text:list-item>
                <text:p text:style-name="P1"><text:span text:style-name="T3">f) Se han importado y exportado presentaciones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Entorno PowerPoint / Impress: personalización de la interfaz y vistas.</text:span></text:p>
              </text:list-item>
              <text:list-item>
                <text:p text:style-name="P1"><text:span text:style-name="T3">2. Diseño de diapositivas: diseños predefinidos, tamaño y orientación.</text:span></text:p>
              </text:list-item>
              <text:list-item>
                <text:p text:style-name="P1"><text:span text:style-name="T3">3. Patrones de diapositiva: creación y modificación para coherencia visual.</text:span></text:p>
              </text:list-item>
              <text:list-item>
                <text:p text:style-name="P1"><text:span text:style-name="T3">4. Formato de texto y objetos: fuente, color, sombra, alineación y distribución.</text:span></text:p>
              </text:list-item>
              <text:list-item>
                <text:p text:style-name="P1"><text:span text:style-name="T3">5. Inserción de imágenes, formas, tablas y gráficos en diapositivas.</text:span></text:p>
              </text:list-item>
              <text:list-item>
                <text:p text:style-name="P1"><text:span text:style-name="T3">6. Inserción de vídeos y audio: formatos compatibles, configuración de reproducción.</text:span></text:p>
              </text:list-item>
              <text:list-item>
                <text:p text:style-name="P1"><text:span text:style-name="T3">7. Transiciones: tipos, velocidad y avance automático.</text:span></text:p>
              </text:list-item>
              <text:list-item>
                <text:p text:style-name="P1"><text:span text:style-name="T3">8. Animaciones: entrada, énfasis, salida y trayectorias de desplazamiento.</text:span></text:p>
              </text:list-item>
              <text:list-item>
                <text:p text:style-name="P1"><text:span text:style-name="T3">9. Hipervínculos y botones de acción para presentaciones interactivas.</text:span></text:p>
              </text:list-item>
              <text:list-item>
                <text:p text:style-name="P1"><text:span text:style-name="T3">10. Exportación: PPTX, ODP, PDF y vídeo. Presentación con notas del orador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Microsoft PowerPoint (licencia educativa) y LibreOffice Impress.</text:span></text:p>
              </text:list-item>
              <text:list-item>
                <text:p text:style-name="P1"><text:span text:style-name="T3">Banco de imágenes, iconos (Flaticon) y vídeos libres.</text:span></text:p>
              </text:list-item>
              <text:list-item>
                <text:p text:style-name="P1"><text:span text:style-name="T3">Puntero láser / puntero digital para presentaciones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Activación inicial: análisis crítico de una presentación mal diseñada.</text:span></text:p>
              </text:list-item>
              <text:list-item>
                <text:p text:style-name="P1"><text:span text:style-name="T3">2. Exposición teórica: principios de diseño, patrones y animaciones.</text:span></text:p>
              </text:list-item>
              <text:list-item>
                <text:p text:style-name="P1"><text:span text:style-name="T3">3. Demostración guiada: presentación corporativa con patrón, vídeo e hipervínculos.</text:span></text:p>
              </text:list-item>
              <text:list-item>
                <text:p text:style-name="P1"><text:span text:style-name="T3">4. Práctica autónoma: presentación técnica sobre tema del ciclo con animaciones.</text:span></text:p>
              </text:list-item>
              <text:list-item>
                <text:p text:style-name="P1"><text:span text:style-name="T3">5. Presentación oral ante el grupo (3-5 min); puesta en común.</text:span></text:p>
              </text:list-item>
              <text:list-item>
                <text:p text:style-name="P1"><text:span text:style-name="T3">6. Evaluación de la unidad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Práctica calificada: presentación con patrón, animaciones, vídeo e hipervínculos (50 %).</text:span></text:p>
            <text:p text:style-name="P3"><text:span text:style-name="T2">· Presentación oral: claridad, estructura y uso del soporte (40 %).</text:span></text:p>
            <text:p text:style-name="P3"><text:span text:style-name="T2">· Observación directa / actitud (10 %).</text:span></text:p>
            <text:p text:style-name="P3"><text:span text:style-name="T2">Mínimo: presentación exportada en PDF y presentada oralmente ante el grupo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Estructura y número de diapositivas prefijada para alumnado con dificultades.</text:span></text:p>
              </text:list-item>
              <text:list-item>
                <text:p text:style-name="P1"><text:span text:style-name="T3">Ampliación: presentación interactiva con menú principal y secciones navegables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7.044000000</meta:creation-date>
    <dc:date>2026-04-23T07:49:47.044000000</dc:date>
    <meta:document-statistic meta:table-count="1" meta:image-count="0" meta:object-count="0" meta:page-count="1" meta:paragraph-count="91" meta:word-count="693" meta:character-count="4644" meta:non-whitespace-character-count="4084"/>
    <meta:generator>LibreOffice/24.2.7.2$Linux_X86_64 LibreOffice_project/420$Build-2</meta:generator>
  </office:meta>
</office:document-meta>
</file>